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4.508cm" fo:margin-left="1.616cm" table:align="left"/>
    </style:style>
    <style:style style:name="Table1.A" style:family="table-column">
      <style:table-column-properties style:column-width="4.189cm"/>
    </style:style>
    <style:style style:name="Table1.B" style:family="table-column">
      <style:table-column-properties style:column-width="10.319cm"/>
    </style:style>
    <style:style style:name="Table1.A1" style:family="table-cell">
      <style:table-cell-properties style:writing-mode="page"/>
    </style:style>
    <style:style style:name="Table2" style:family="table">
      <style:table-properties style:width="14.508cm" fo:margin-left="1.616cm" table:align="left"/>
    </style:style>
    <style:style style:name="Table2.A" style:family="table-column">
      <style:table-column-properties style:column-width="4.189cm"/>
    </style:style>
    <style:style style:name="Table2.B" style:family="table-column">
      <style:table-column-properties style:column-width="10.319cm"/>
    </style:style>
    <style:style style:name="Table2.A1" style:family="table-cell">
      <style:table-cell-properties style:writing-mode="page"/>
    </style:style>
    <style:style style:name="Table3" style:family="table">
      <style:table-properties style:width="15.94cm" fo:margin-left="0.36cm" table:align="left"/>
    </style:style>
    <style:style style:name="Table3.A" style:family="table-column">
      <style:table-column-properties style:column-width="6.703cm"/>
    </style:style>
    <style:style style:name="Table3.B" style:family="table-column">
      <style:table-column-properties style:column-width="9.237cm"/>
    </style:style>
    <style:style style:name="Table3.A1" style:family="table-cell">
      <style:table-cell-properties style:writing-mode="page"/>
    </style:style>
    <style:style style:name="Table3.A7" style:family="table-cell">
      <style:table-cell-properties fo:padding="0cm" fo:border="none" style:writing-mode="page"/>
    </style:style>
    <style:style style:name="P1" style:family="paragraph" style:parent-style-name="Standard">
      <style:paragraph-properties fo:text-align="center" style:justify-single-word="false"/>
      <style:text-properties style:font-name="Times New Roman" fo:font-size="16pt" fo:font-weight="bold" officeooo:rsid="00156306" officeooo:paragraph-rsid="00156306" style:font-size-asian="16pt" style:font-weight-asian="bold" style:font-size-complex="16pt" style:font-weight-complex="bold"/>
    </style:style>
    <style:style style:name="P2"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ext-properties style:font-name="Times New Roman" fo:font-size="14pt" fo:font-weight="bold" officeooo:rsid="0002923d" officeooo:paragraph-rsid="0002923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bold" officeooo:rsid="00011fcb" officeooo:paragraph-rsid="00011fcb"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011fcb" officeooo:paragraph-rsid="00011fcb"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bold" officeooo:rsid="00011fcb" officeooo:paragraph-rsid="00187b06"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Times New Roman" fo:font-size="14pt" fo:font-weight="bold" officeooo:rsid="00061b59" officeooo:paragraph-rsid="00061b59"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Times New Roman" fo:font-size="14pt" fo:font-weight="bold" officeooo:rsid="000d7251" officeooo:paragraph-rsid="000d7251"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Times New Roman" fo:font-size="14pt" fo:font-weight="bold" officeooo:rsid="0010c6f6" officeooo:paragraph-rsid="0010c6f6"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rsid="0010c6f6" officeooo:paragraph-rsid="001da12e"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rsid="0010c6f6" officeooo:paragraph-rsid="001ee613"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size="14pt" fo:font-weight="bold" officeooo:rsid="00156306" officeooo:paragraph-rsid="00156306"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4pt" fo:font-weight="bold" officeooo:rsid="00156306" officeooo:paragraph-rsid="00156306"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fo:font-size="14pt" fo:font-weight="bold" officeooo:rsid="00187b06" officeooo:paragraph-rsid="00187b06"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bold" officeooo:rsid="00195812" officeooo:paragraph-rsid="00195812"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fo:font-weight="bold" officeooo:rsid="001eede1" officeooo:paragraph-rsid="001eede1"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Times New Roman" fo:font-size="14pt" fo:font-weight="bold" officeooo:rsid="001eede1" officeooo:paragraph-rsid="001eede1" style:font-size-asian="14pt" style:font-weight-asian="bold" style:font-size-complex="14pt" style:font-weight-complex="bold"/>
    </style:style>
    <style:style style:name="P19" style:family="paragraph" style:parent-style-name="Table_20_Contents">
      <style:paragraph-properties fo:text-align="center" style:justify-single-word="false"/>
      <style:text-properties style:font-name="Times New Roman" fo:font-size="14pt" fo:font-weight="bold" officeooo:rsid="001eede1" officeooo:paragraph-rsid="001eede1" style:font-size-asian="14pt" style:font-weight-asian="bold" style:font-size-complex="14pt" style:font-weight-complex="bold"/>
    </style:style>
    <style:style style:name="P20" style:family="paragraph" style:parent-style-name="Table_20_Contents">
      <style:paragraph-properties fo:text-align="start" style:justify-single-word="false"/>
      <style:text-properties style:font-name="Times New Roman" fo:font-size="14pt" fo:font-weight="bold" officeooo:rsid="001c4778" officeooo:paragraph-rsid="001c4778" style:font-size-asian="14pt" style:font-weight-asian="bold" style:font-size-complex="14pt" style:font-weight-complex="bold"/>
    </style:style>
    <style:style style:name="P21" style:family="paragraph" style:parent-style-name="Table_20_Contents">
      <style:paragraph-properties fo:text-align="start" style:justify-single-word="false"/>
      <style:text-properties style:font-name="Times New Roman" fo:font-size="14pt" fo:font-weight="bold" officeooo:rsid="001c4778" officeooo:paragraph-rsid="001ee613" style:font-size-asian="14pt" style:font-weight-asian="bold" style:font-size-complex="14pt" style:font-weight-complex="bold"/>
    </style:style>
    <style:style style:name="P22" style:family="paragraph" style:parent-style-name="Standard">
      <loext:graphic-properties draw:fill-gradient-name="gradient" draw:fill-hatch-name="hatch"/>
      <style:paragraph-properties fo:text-align="start" style:justify-single-word="false" fo:padding="0.049cm" fo:border="0.06pt solid #000000"/>
      <style:text-properties style:font-name="Times New Roman" fo:font-size="14pt" fo:font-weight="normal" officeooo:rsid="00011fcb" officeooo:paragraph-rsid="00011fcb" style:font-size-asian="14pt" style:font-weight-asian="normal" style:font-size-complex="14pt" style:font-weight-complex="normal"/>
    </style:style>
    <style:style style:name="P23" style:family="paragraph" style:parent-style-name="Standard">
      <loext:graphic-properties draw:fill-gradient-name="gradient" draw:fill-hatch-name="hatch"/>
      <style:paragraph-properties fo:text-align="justify" style:justify-single-word="false" fo:padding="0.049cm" fo:border="0.06pt solid #000000"/>
      <style:text-properties style:font-name="Times New Roman" fo:font-size="14pt" fo:font-weight="normal" officeooo:rsid="00011fcb" officeooo:paragraph-rsid="00011fcb" style:font-size-asian="14pt" style:font-weight-asian="normal" style:font-size-complex="14pt" style:font-weight-complex="normal"/>
    </style:style>
    <style:style style:name="P2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Times New Roman" fo:font-size="14pt" fo:font-weight="normal" officeooo:rsid="0004a413" officeooo:paragraph-rsid="0004a413" style:font-size-asian="14pt" style:font-weight-asian="normal" style:font-size-complex="14pt" style:font-weight-complex="normal"/>
    </style:style>
    <style:style style:name="P25"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Times New Roman" fo:font-size="14pt" fo:font-weight="normal" officeooo:rsid="0004a413" officeooo:paragraph-rsid="0004a413"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rsid="00061b59" officeooo:paragraph-rsid="00061b59"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fo:font-weight="normal" officeooo:rsid="000eef82" officeooo:paragraph-rsid="000eef82"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rsid="000eef82" officeooo:paragraph-rsid="000eef82" style:font-size-asian="14pt" style:font-weight-asian="normal" style:font-size-complex="14pt" style:font-weight-complex="normal"/>
    </style:style>
    <style:style style:name="P29" style:family="paragraph" style:parent-style-name="Standard">
      <loext:graphic-properties draw:fill-gradient-name="gradient" draw:fill-hatch-name="hatch"/>
      <style:paragraph-properties fo:text-align="justify" style:justify-single-word="false" fo:padding="0.049cm" fo:border="0.06pt solid #000000"/>
      <style:text-properties style:font-name="Times New Roman" fo:font-size="14pt" fo:font-weight="normal" officeooo:rsid="00187b06" officeooo:paragraph-rsid="00187b06"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fo:font-weight="normal" officeooo:rsid="001da12e" officeooo:paragraph-rsid="001da12e" style:font-size-asian="14pt" style:font-weight-asian="normal" style:font-size-complex="14pt" style:font-weight-complex="normal"/>
    </style:style>
    <style:style style:name="P31" style:family="paragraph" style:parent-style-name="Standard">
      <loext:graphic-properties draw:fill-gradient-name="gradient" draw:fill-hatch-name="hatch"/>
      <style:paragraph-properties fo:text-align="start" style:justify-single-word="false" fo:padding="0.049cm" fo:border="0.06pt solid #000000"/>
      <style:text-properties style:font-name="Times New Roman" fo:font-size="14pt" fo:font-weight="normal" officeooo:rsid="001da12e" officeooo:paragraph-rsid="001da12e" style:font-size-asian="14pt" style:font-weight-asian="normal" style:font-size-complex="14pt" style:font-weight-complex="normal"/>
    </style:style>
    <style:style style:name="P32" style:family="paragraph" style:parent-style-name="Table_20_Contents">
      <style:paragraph-properties fo:text-align="center" style:justify-single-word="false"/>
      <style:text-properties style:font-name="Times New Roman" fo:font-size="14pt" officeooo:rsid="001da12e" officeooo:paragraph-rsid="001da12e" style:font-size-asian="14pt" style:font-size-complex="14pt"/>
    </style:style>
    <style:style style:name="P33" style:family="paragraph" style:parent-style-name="Table_20_Contents">
      <style:paragraph-properties fo:text-align="center" style:justify-single-word="false"/>
      <style:text-properties style:font-name="Times New Roman" fo:font-size="14pt" officeooo:rsid="001da12e" officeooo:paragraph-rsid="001ee613" style:font-size-asian="14pt" style:font-size-complex="14pt"/>
    </style:style>
    <style:style style:name="P34" style:family="paragraph" style:parent-style-name="Table_20_Contents">
      <style:paragraph-properties fo:text-align="center" style:justify-single-word="false"/>
      <style:text-properties style:font-name="Times New Roman" fo:font-size="14pt" officeooo:rsid="001ee613" officeooo:paragraph-rsid="001ee613" style:font-size-asian="14pt" style:font-size-complex="14pt"/>
    </style:style>
    <style:style style:name="P35" style:family="paragraph" style:parent-style-name="Standard">
      <style:paragraph-properties fo:text-align="center" style:justify-single-word="false"/>
      <style:text-properties fo:color="#000000" loext:opacity="100%" style:font-name="Times New Roman" fo:font-size="14pt" fo:font-weight="bold" officeooo:rsid="0008593a" officeooo:paragraph-rsid="00011fcb"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Times New Roman" fo:font-size="14pt" fo:font-weight="normal" officeooo:rsid="0012b05e" officeooo:paragraph-rsid="00011fcb"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Times New Roman" fo:font-size="14pt" fo:font-weight="normal" officeooo:rsid="00187b06" officeooo:paragraph-rsid="00187b06" style:font-size-asian="14pt" style:font-weight-asian="normal" style:font-size-complex="14pt" style:font-weight-complex="normal"/>
    </style:style>
    <style:style style:name="P38" style:family="paragraph" style:parent-style-name="Standard">
      <loext:graphic-properties draw:fill-gradient-name="gradient" draw:fill-hatch-name="hatch"/>
      <style:paragraph-properties fo:text-align="justify" style:justify-single-word="false" fo:padding="0.049cm" fo:border="0.06pt solid #000000"/>
      <style:text-properties style:font-name="Times New Roman" fo:font-size="14pt" fo:font-weight="normal" officeooo:rsid="0017111e" officeooo:paragraph-rsid="0016e38a" style:font-size-asian="14pt" style:font-weight-asian="normal" style:font-size-complex="14pt" style:font-weight-complex="normal"/>
    </style:style>
    <style:style style:name="P39" style:family="paragraph" style:parent-style-name="Standard" style:list-style-name="L1">
      <style:paragraph-properties fo:text-align="justify" style:justify-single-word="false"/>
      <style:text-properties style:font-name="Times New Roman" fo:font-size="14pt" fo:font-weight="normal" officeooo:rsid="00011fcb" officeooo:paragraph-rsid="00011fcb" style:font-size-asian="14pt" style:font-weight-asian="normal" style:font-size-complex="14pt" style:font-weight-complex="normal"/>
    </style:style>
    <style:style style:name="P40" style:family="paragraph" style:parent-style-name="Standard" style:list-style-name="L1">
      <style:paragraph-properties fo:text-align="justify" style:justify-single-word="false"/>
      <style:text-properties style:font-name="Times New Roman" fo:font-size="14pt" fo:font-weight="normal" officeooo:rsid="000358c6" officeooo:paragraph-rsid="000358c6" style:font-size-asian="14pt" style:font-weight-asian="normal" style:font-size-complex="14pt" style:font-weight-complex="normal"/>
    </style:style>
    <style:style style:name="P41" style:family="paragraph" style:parent-style-name="Standard" style:list-style-name="L1">
      <loext:graphic-properties draw:fill-gradient-name="gradient" draw:fill-hatch-name="hatch"/>
      <style:paragraph-properties fo:text-align="justify" style:justify-single-word="false" fo:padding="0.049cm" fo:border="0.06pt solid #000000"/>
      <style:text-properties style:font-name="Times New Roman" fo:font-size="14pt" fo:font-weight="normal" officeooo:rsid="000358c6" officeooo:paragraph-rsid="000358c6" style:font-size-asian="14pt" style:font-weight-asian="normal" style:font-size-complex="14pt" style:font-weight-complex="normal"/>
    </style:style>
    <style:style style:name="P42" style:family="paragraph" style:parent-style-name="Standard" style:list-style-name="L1">
      <loext:graphic-properties draw:fill-gradient-name="gradient" draw:fill-hatch-name="hatch"/>
      <style:paragraph-properties fo:text-align="justify" style:justify-single-word="false" fo:padding="0.049cm" fo:border="0.06pt solid #000000"/>
      <style:text-properties style:font-name="Times New Roman" fo:font-size="14pt" fo:font-weight="normal" officeooo:rsid="0002923d" officeooo:paragraph-rsid="000358c6" style:font-size-asian="14pt" style:font-weight-asian="normal" style:font-size-complex="14pt" style:font-weight-complex="normal"/>
    </style:style>
    <style:style style:name="P43" style:family="paragraph" style:parent-style-name="Standard" style:list-style-name="L1">
      <style:paragraph-properties fo:text-align="justify" style:justify-single-word="false"/>
      <style:text-properties style:font-name="Times New Roman" fo:font-size="14pt" fo:font-weight="normal" officeooo:rsid="00061b59" officeooo:paragraph-rsid="0008705b" style:font-size-asian="14pt" style:font-weight-asian="normal" style:font-size-complex="14pt" style:font-weight-complex="normal"/>
    </style:style>
    <style:style style:name="P44" style:family="paragraph" style:parent-style-name="Standard" style:list-style-name="L1">
      <style:paragraph-properties fo:text-align="justify" style:justify-single-word="false"/>
      <style:text-properties style:font-name="Times New Roman" fo:font-size="14pt" fo:font-weight="normal" officeooo:rsid="000d625a" officeooo:paragraph-rsid="000d625a" style:font-size-asian="14pt" style:font-weight-asian="normal" style:font-size-complex="14pt" style:font-weight-complex="normal"/>
    </style:style>
    <style:style style:name="P45" style:family="paragraph" style:parent-style-name="Standard" style:list-style-name="L1">
      <style:paragraph-properties fo:text-align="justify" style:justify-single-word="false"/>
      <style:text-properties style:font-name="Times New Roman" fo:font-size="14pt" fo:font-weight="normal" officeooo:rsid="000d7251" officeooo:paragraph-rsid="000d7251" style:font-size-asian="14pt" style:font-weight-asian="normal" style:font-size-complex="14pt" style:font-weight-complex="normal"/>
    </style:style>
    <style:style style:name="P46" style:family="paragraph" style:parent-style-name="Standard" style:list-style-name="L1">
      <style:paragraph-properties fo:text-align="justify" style:justify-single-word="false"/>
      <style:text-properties style:font-name="Times New Roman" fo:font-size="14pt" fo:font-weight="normal" officeooo:rsid="000eef82" officeooo:paragraph-rsid="0031eaed"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style:font-name="Times New Roman" fo:font-size="14pt" fo:font-weight="normal" officeooo:rsid="000eef82" officeooo:paragraph-rsid="000eef82"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font-weight="normal" officeooo:rsid="000eef82" officeooo:paragraph-rsid="000eef82" style:font-size-asian="14pt" style:font-weight-asian="normal" style:font-size-complex="14pt" style:font-weight-complex="normal"/>
    </style:style>
    <style:style style:name="P49" style:family="paragraph" style:parent-style-name="Standard" style:list-style-name="L1">
      <style:paragraph-properties fo:text-align="justify" style:justify-single-word="false"/>
      <style:text-properties style:font-name="Times New Roman" fo:font-size="14pt" fo:font-weight="normal" officeooo:rsid="00223e84" officeooo:paragraph-rsid="00223e84" style:font-size-asian="14pt" style:font-weight-asian="normal" style:font-size-complex="14pt" style:font-weight-complex="normal"/>
    </style:style>
    <style:style style:name="P50" style:family="paragraph" style:parent-style-name="Standard" style:list-style-name="L1">
      <style:paragraph-properties fo:text-align="justify" style:justify-single-word="false"/>
      <style:text-properties style:font-name="Times New Roman" fo:font-size="14pt" fo:font-weight="normal" officeooo:rsid="00223e84" officeooo:paragraph-rsid="0031eaed" style:font-size-asian="14pt" style:font-weight-asian="normal" style:font-size-complex="14pt" style:font-weight-complex="normal"/>
    </style:style>
    <style:style style:name="P51" style:family="paragraph" style:parent-style-name="Standard" style:list-style-name="L1">
      <style:paragraph-properties fo:text-align="justify" style:justify-single-word="false"/>
      <style:text-properties style:font-name="Times New Roman" fo:font-size="14pt" fo:font-weight="normal" officeooo:rsid="0022687a" officeooo:paragraph-rsid="0022687a" style:font-size-asian="14pt" style:font-weight-asian="normal" style:font-size-complex="14pt" style:font-weight-complex="normal"/>
    </style:style>
    <style:style style:name="P52" style:family="paragraph" style:parent-style-name="Standard">
      <style:paragraph-properties fo:text-align="justify" style:justify-single-word="false"/>
      <style:text-properties style:font-name="Times New Roman" fo:font-size="14pt" fo:font-weight="normal" officeooo:rsid="0022687a" officeooo:paragraph-rsid="0022687a" style:font-size-asian="14pt" style:font-weight-asian="normal" style:font-size-complex="14pt" style:font-weight-complex="normal"/>
    </style:style>
    <style:style style:name="P53" style:family="paragraph" style:parent-style-name="Standard">
      <loext:graphic-properties draw:fill-gradient-name="gradient" draw:fill-hatch-name="hatch"/>
      <style:paragraph-properties fo:text-align="start" style:justify-single-word="false" fo:padding="0.049cm" fo:border="0.06pt solid #000000"/>
      <style:text-properties style:font-name="Times New Roman" fo:font-size="14pt" fo:font-weight="normal" officeooo:rsid="001da12e" officeooo:paragraph-rsid="001da12e" style:font-size-asian="14pt" style:font-weight-asian="normal" style:font-size-complex="14pt" style:font-weight-complex="normal"/>
    </style:style>
    <style:style style:name="P54" style:family="paragraph" style:parent-style-name="Standard" style:list-style-name="L1">
      <style:paragraph-properties fo:text-align="justify" style:justify-single-word="false"/>
      <style:text-properties style:font-name="Times New Roman" fo:font-size="14pt" fo:font-weight="bold" officeooo:rsid="00011fcb" officeooo:paragraph-rsid="00011fcb"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Times New Roman" fo:font-size="14pt" fo:font-weight="bold" officeooo:rsid="00011fcb" officeooo:paragraph-rsid="00011fcb" style:font-size-asian="14pt" style:font-weight-asian="bold" style:font-size-complex="14pt" style:font-weight-complex="bold"/>
    </style:style>
    <style:style style:name="P56" style:family="paragraph" style:parent-style-name="Standard">
      <style:paragraph-properties fo:text-align="center" style:justify-single-word="false"/>
      <style:text-properties style:font-name="Times New Roman" fo:font-size="14pt" fo:font-weight="bold" officeooo:rsid="00011fcb" officeooo:paragraph-rsid="00011fcb" style:font-size-asian="14pt" style:font-weight-asian="bold" style:font-size-complex="14pt" style:font-weight-complex="bold"/>
    </style:style>
    <style:style style:name="P57" style:family="paragraph" style:parent-style-name="Standard" style:list-style-name="L1">
      <style:paragraph-properties fo:text-align="justify" style:justify-single-word="false"/>
      <style:text-properties style:font-name="Times New Roman" fo:font-size="14pt" fo:font-weight="bold" officeooo:rsid="0002923d" officeooo:paragraph-rsid="000358c6" style:font-size-asian="14pt" style:font-weight-asian="bold" style:font-size-complex="14pt" style:font-weight-complex="bold"/>
    </style:style>
    <style:style style:name="P58" style:family="paragraph" style:parent-style-name="Standard" style:list-style-name="L1">
      <style:paragraph-properties fo:text-align="justify" style:justify-single-word="false"/>
      <style:text-properties style:font-name="Times New Roman" fo:font-size="14pt" fo:font-weight="bold" officeooo:rsid="0002923d" officeooo:paragraph-rsid="0002923d" style:font-size-asian="14pt" style:font-weight-asian="bold" style:font-size-complex="14pt" style:font-weight-complex="bold"/>
    </style:style>
    <style:style style:name="P59" style:family="paragraph" style:parent-style-name="Standard" style:list-style-name="L1">
      <style:paragraph-properties fo:text-align="justify" style:justify-single-word="false"/>
      <style:text-properties style:font-name="Times New Roman" fo:font-size="14pt" fo:font-weight="bold" officeooo:rsid="00061b59" officeooo:paragraph-rsid="00061b59"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Times New Roman" fo:font-size="14pt" fo:font-weight="bold" officeooo:rsid="0008705b" officeooo:paragraph-rsid="0008705b" style:font-size-asian="14pt" style:font-weight-asian="bold" style:font-size-complex="14pt" style:font-weight-complex="bold"/>
    </style:style>
    <style:style style:name="P61" style:family="paragraph" style:parent-style-name="Standard" style:list-style-name="L1">
      <style:paragraph-properties fo:text-align="justify" style:justify-single-word="false"/>
      <style:text-properties style:font-name="Times New Roman" fo:font-size="14pt" fo:font-weight="bold" officeooo:rsid="000b2357" officeooo:paragraph-rsid="000b2357"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Times New Roman" fo:font-size="14pt" fo:font-weight="bold" officeooo:rsid="000d625a" officeooo:paragraph-rsid="000d625a" style:font-size-asian="14pt" style:font-weight-asian="bold" style:font-size-complex="14pt" style:font-weight-complex="bold"/>
    </style:style>
    <style:style style:name="P63" style:family="paragraph" style:parent-style-name="Standard" style:list-style-name="L1">
      <style:paragraph-properties fo:text-align="justify" style:justify-single-word="false"/>
      <style:text-properties style:font-name="Times New Roman" fo:font-size="14pt" fo:font-weight="bold" officeooo:rsid="000c5a81" officeooo:paragraph-rsid="000c5a81" style:font-size-asian="14pt" style:font-weight-asian="bold" style:font-size-complex="14pt" style:font-weight-complex="bold"/>
    </style:style>
    <style:style style:name="P64" style:family="paragraph" style:parent-style-name="Standard" style:list-style-name="L1">
      <style:paragraph-properties fo:text-align="justify" style:justify-single-word="false"/>
      <style:text-properties style:font-name="Times New Roman" fo:font-size="14pt" fo:font-weight="bold" officeooo:rsid="000d7251" officeooo:paragraph-rsid="000d7251" style:font-size-asian="14pt" style:font-weight-asian="bold" style:font-size-complex="14pt" style:font-weight-complex="bold"/>
    </style:style>
    <style:style style:name="P65" style:family="paragraph" style:parent-style-name="Standard" style:list-style-name="L1">
      <style:paragraph-properties fo:text-align="justify" style:justify-single-word="false"/>
      <style:text-properties style:font-name="Times New Roman" fo:font-size="14pt" fo:font-weight="bold" officeooo:rsid="000eef82" officeooo:paragraph-rsid="000eef82"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Times New Roman" fo:font-size="14pt" fo:font-weight="bold" officeooo:rsid="001ee613" officeooo:paragraph-rsid="001ee613"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Times New Roman" fo:font-size="14pt" fo:font-weight="bold" officeooo:rsid="001eede1" officeooo:paragraph-rsid="001eede1" style:font-size-asian="14pt" style:font-weight-asian="bold" style:font-size-complex="14pt" style:font-weight-complex="bold"/>
    </style:style>
    <style:style style:name="P68" style:family="paragraph" style:parent-style-name="Standard">
      <style:paragraph-properties fo:text-align="center" style:justify-single-word="false"/>
      <style:text-properties style:font-name="Times New Roman" fo:font-size="14pt" fo:font-weight="bold" officeooo:rsid="0010c6f6" officeooo:paragraph-rsid="0010c6f6" style:font-size-asian="14pt" style:font-weight-asian="bold" style:font-size-complex="14pt" style:font-weight-complex="bold"/>
    </style:style>
    <style:style style:name="P69"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70" style:family="paragraph" style:parent-style-name="Standard" style:list-style-name="L1">
      <style:paragraph-properties fo:text-align="justify" style:justify-single-word="false"/>
      <style:text-properties style:font-name="Times New Roman" fo:font-size="14pt" officeooo:rsid="000a0641" officeooo:paragraph-rsid="000a0641" style:font-size-asian="14pt" style:font-size-complex="14pt"/>
    </style:style>
    <style:style style:name="P71" style:family="paragraph" style:parent-style-name="Standard" style:list-style-name="L1">
      <style:paragraph-properties fo:text-align="justify" style:justify-single-word="false"/>
      <style:text-properties fo:font-size="14pt" officeooo:paragraph-rsid="000a0641" style:font-size-asian="14pt" style:font-size-complex="14pt"/>
    </style:style>
    <style:style style:name="P72" style:family="paragraph" style:parent-style-name="Standard">
      <style:paragraph-properties fo:text-align="justify" style:justify-single-word="false"/>
      <style:text-properties fo:font-size="14pt" fo:font-weight="normal" officeooo:rsid="002924aa" officeooo:paragraph-rsid="002924aa" style:font-size-asian="12.25pt" style:font-weight-asian="normal" style:font-size-complex="14pt" style:font-weight-complex="normal"/>
    </style:style>
    <style:style style:name="P73" style:family="paragraph" style:parent-style-name="Standard">
      <loext:graphic-properties draw:fill-gradient-name="Gradient_20_1" draw:fill-hatch-name="hatch"/>
      <style:paragraph-properties fo:text-align="justify" style:justify-single-word="false" fo:padding="0.049cm" fo:border="0.06pt solid #000000"/>
      <style:text-properties fo:font-size="14pt" fo:font-weight="normal" officeooo:rsid="002924aa" officeooo:paragraph-rsid="002924aa"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fo:font-size="14pt" fo:font-weight="normal" officeooo:rsid="002ac67b" officeooo:paragraph-rsid="002ac67b" style:font-size-asian="12.25pt" style:font-weight-asian="normal" style:font-size-complex="14pt" style:font-weight-complex="normal"/>
    </style:style>
    <style:style style:name="P75" style:family="paragraph" style:parent-style-name="Standard">
      <loext:graphic-properties draw:fill-gradient-name="Gradient_20_2" draw:fill-hatch-name="hatch"/>
      <style:paragraph-properties fo:text-align="justify" style:justify-single-word="false" fo:padding="0.049cm" fo:border="0.06pt solid #000000"/>
      <style:text-properties fo:font-size="14pt" fo:font-weight="normal" officeooo:rsid="002ac67b" officeooo:paragraph-rsid="002ac67b"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2ac67b" officeooo:paragraph-rsid="002e0acd"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2e0acd" officeooo:paragraph-rsid="002e0acd" style:font-size-asian="12.25pt" style:font-weight-asian="normal" style:font-size-complex="14pt" style:font-weight-complex="normal"/>
    </style:style>
    <style:style style:name="P78" style:family="paragraph" style:parent-style-name="Standard">
      <loext:graphic-properties draw:fill-gradient-name="Gradient_20_3" draw:fill-hatch-name="hatch"/>
      <style:paragraph-properties fo:text-align="justify" style:justify-single-word="false" fo:padding="0.049cm" fo:border="0.06pt solid #000000"/>
      <style:text-properties fo:font-size="14pt" fo:font-weight="normal" officeooo:rsid="002e0acd" officeooo:paragraph-rsid="002e0acd" style:font-size-asian="12.25pt" style:font-weight-asian="normal" style:font-size-complex="14pt" style:font-weight-complex="normal"/>
    </style:style>
    <style:style style:name="P79" style:family="paragraph" style:parent-style-name="Standard">
      <loext:graphic-properties draw:fill-gradient-name="Gradient_20_4" draw:fill-hatch-name="hatch"/>
      <style:paragraph-properties fo:text-align="justify" style:justify-single-word="false" fo:padding="0.049cm" fo:border="0.06pt solid #000000"/>
      <style:text-properties fo:font-size="14pt" fo:font-weight="normal" officeooo:rsid="002e0acd" officeooo:paragraph-rsid="002e0acd" style:font-size-asian="12.25pt" style:font-weight-asian="normal" style:font-size-complex="14pt" style:font-weight-complex="normal"/>
    </style:style>
    <style:style style:name="P80" style:family="paragraph" style:parent-style-name="Standard">
      <style:paragraph-properties fo:text-align="justify" style:justify-single-word="false"/>
      <style:text-properties fo:font-size="14pt" fo:font-weight="normal" officeooo:rsid="002fea2c" officeooo:paragraph-rsid="002fea2c"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fo:font-size="14pt" fo:font-weight="bold" officeooo:rsid="002e0acd" officeooo:paragraph-rsid="002e0acd" style:font-size-asian="12.25pt" style:font-weight-asian="bold" style:font-size-complex="14pt" style:font-weight-complex="bold"/>
    </style:style>
    <style:style style:name="P82" style:family="paragraph" style:parent-style-name="Standard" style:list-style-name="L2">
      <style:paragraph-properties fo:text-align="start" style:justify-single-word="false"/>
      <style:text-properties officeooo:paragraph-rsid="002776c4"/>
    </style:style>
    <style:style style:name="P83" style:family="paragraph" style:parent-style-name="Standard" style:list-style-name="L2">
      <style:paragraph-properties fo:text-align="start" style:justify-single-word="false"/>
      <style:text-properties officeooo:rsid="002776c4" officeooo:paragraph-rsid="002776c4"/>
    </style:style>
    <style:style style:name="P84" style:family="paragraph" style:parent-style-name="Standard">
      <style:paragraph-properties fo:text-align="start" style:justify-single-word="false"/>
      <style:text-properties officeooo:rsid="002776c4" officeooo:paragraph-rsid="002776c4"/>
    </style:style>
    <style:style style:name="P85" style:family="paragraph" style:parent-style-name="Standard">
      <style:paragraph-properties fo:text-align="center" style:justify-single-word="false"/>
      <style:text-properties fo:font-size="16pt" fo:font-weight="bold" officeooo:rsid="002924aa" officeooo:paragraph-rsid="002924aa" style:font-size-asian="14pt" style:font-weight-asian="bold" style:font-size-complex="16pt" style:font-weight-complex="bold"/>
    </style:style>
    <style:style style:name="P86" style:family="paragraph" style:parent-style-name="Table_20_Contents">
      <style:paragraph-properties fo:text-align="center" style:justify-single-word="false"/>
      <style:text-properties style:font-name="Times New Roman" fo:font-size="14pt" officeooo:rsid="0024195b" officeooo:paragraph-rsid="0024195b" style:font-size-asian="14pt" style:font-size-complex="14pt"/>
    </style:style>
    <style:style style:name="P87" style:family="paragraph" style:parent-style-name="Table_20_Contents">
      <style:paragraph-properties fo:text-align="center" style:justify-single-word="false"/>
      <style:text-properties style:font-name="Times New Roman" fo:font-size="14pt" officeooo:rsid="0024195b" officeooo:paragraph-rsid="0025bdd8" style:font-size-asian="14pt" style:font-size-complex="14pt"/>
    </style:style>
    <style:style style:name="P88" style:family="paragraph" style:parent-style-name="Table_20_Contents">
      <style:paragraph-properties fo:text-align="center" style:justify-single-word="false"/>
      <style:text-properties style:font-name="Times New Roman" fo:font-size="14pt" officeooo:rsid="0025bdd8" officeooo:paragraph-rsid="0025bdd8" style:font-size-asian="14pt" style:font-size-complex="14pt"/>
    </style:style>
    <style:style style:name="P89" style:family="paragraph" style:parent-style-name="Table_20_Contents">
      <style:paragraph-properties fo:text-align="center" style:justify-single-word="false"/>
      <style:text-properties style:font-name="Times New Roman" fo:font-size="14pt" officeooo:rsid="00342c4e" officeooo:paragraph-rsid="00342c4e" style:font-size-asian="14pt" style:font-size-complex="14pt"/>
    </style:style>
    <style:style style:name="P90" style:family="paragraph" style:parent-style-name="Table_20_Contents">
      <style:paragraph-properties fo:text-align="center" style:justify-single-word="false"/>
      <style:text-properties style:font-name="Times New Roman" fo:font-size="14pt" fo:font-weight="bold" officeooo:paragraph-rsid="0025bdd8"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074bf4" style:font-weight-asian="bold" style:font-weight-complex="bold"/>
    </style:style>
    <style:style style:name="T3" style:family="text">
      <style:text-properties fo:font-weight="bold" officeooo:rsid="0008705b" style:font-weight-asian="bold" style:font-weight-complex="bold"/>
    </style:style>
    <style:style style:name="T4" style:family="text">
      <style:text-properties fo:font-weight="bold" officeooo:rsid="0031eaed" style:font-weight-asian="bold" style:font-weight-complex="bold"/>
    </style:style>
    <style:style style:name="T5" style:family="text">
      <style:text-properties fo:font-weight="bold" officeooo:rsid="000d625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358c6" style:font-weight-asian="normal" style:font-weight-complex="normal"/>
    </style:style>
    <style:style style:name="T8" style:family="text">
      <style:text-properties fo:font-weight="normal" officeooo:rsid="001177f1" style:font-weight-asian="normal" style:font-weight-complex="normal"/>
    </style:style>
    <style:style style:name="T9" style:family="text">
      <style:text-properties fo:font-weight="normal" officeooo:rsid="0012b05e" style:font-weight-asian="normal" style:font-weight-complex="normal"/>
    </style:style>
    <style:style style:name="T10" style:family="text">
      <style:text-properties fo:font-weight="normal" officeooo:rsid="0016e38a" style:font-weight-asian="normal" style:font-weight-complex="normal"/>
    </style:style>
    <style:style style:name="T11" style:family="text">
      <style:text-properties fo:font-weight="normal" officeooo:rsid="0017111e" style:font-weight-asian="normal" style:font-weight-complex="normal"/>
    </style:style>
    <style:style style:name="T12" style:family="text">
      <style:text-properties fo:font-weight="normal" officeooo:rsid="00187b06" style:font-weight-asian="normal" style:font-weight-complex="normal"/>
    </style:style>
    <style:style style:name="T13" style:family="text">
      <style:text-properties fo:font-weight="normal" officeooo:rsid="00223e84" style:font-weight-asian="normal" style:font-weight-complex="normal"/>
    </style:style>
    <style:style style:name="T14" style:family="text">
      <style:text-properties fo:font-weight="normal" officeooo:rsid="0031e3ca" style:font-weight-asian="normal" style:font-weight-complex="normal"/>
    </style:style>
    <style:style style:name="T15" style:family="text">
      <style:text-properties officeooo:rsid="0002923d"/>
    </style:style>
    <style:style style:name="T16" style:family="text">
      <style:text-properties officeooo:rsid="000358c6"/>
    </style:style>
    <style:style style:name="T17" style:family="text">
      <style:text-properties officeooo:rsid="00074bf4"/>
    </style:style>
    <style:style style:name="T18" style:family="text">
      <style:text-properties officeooo:rsid="0008705b"/>
    </style:style>
    <style:style style:name="T19" style:family="text">
      <style:text-properties style:font-name="Times New Roman"/>
    </style:style>
    <style:style style:name="T20" style:family="text">
      <style:text-properties style:font-name="Times New Roman" fo:font-weight="normal" officeooo:rsid="0009d93b" style:font-weight-asian="normal" style:font-weight-complex="normal"/>
    </style:style>
    <style:style style:name="T21" style:family="text">
      <style:text-properties style:font-name="Times New Roman" fo:font-weight="normal" officeooo:rsid="000a0641" style:font-weight-asian="normal" style:font-weight-complex="normal"/>
    </style:style>
    <style:style style:name="T22" style:family="text">
      <style:text-properties style:font-name="Times New Roman" fo:font-weight="normal" officeooo:rsid="0031eaed" style:font-weight-asian="normal" style:font-weight-complex="normal"/>
    </style:style>
    <style:style style:name="T23" style:family="text">
      <style:text-properties style:font-name="Times New Roman" officeooo:rsid="000a0641"/>
    </style:style>
    <style:style style:name="T24" style:family="text">
      <style:text-properties style:font-name="Times New Roman" officeooo:rsid="000b2357"/>
    </style:style>
    <style:style style:name="T25" style:family="text">
      <style:text-properties style:font-name="Times New Roman" fo:font-weight="bold" officeooo:rsid="000a0641" style:font-weight-asian="bold" style:font-weight-complex="bold"/>
    </style:style>
    <style:style style:name="T26" style:family="text">
      <style:text-properties style:font-name="Times New Roman" fo:font-weight="bold" officeooo:rsid="0009d93b" style:font-weight-asian="bold" style:font-weight-complex="bold"/>
    </style:style>
    <style:style style:name="T27" style:family="text">
      <style:text-properties style:font-name="Times New Roman" fo:font-weight="bold" officeooo:rsid="000b2357" style:font-weight-asian="bold" style:font-weight-complex="bold"/>
    </style:style>
    <style:style style:name="T28" style:family="text">
      <style:text-properties style:font-name="Times New Roman" fo:font-size="14pt" fo:font-weight="normal" style:font-size-asian="14pt" style:font-weight-asian="normal" style:font-size-complex="14pt" style:font-weight-complex="normal"/>
    </style:style>
    <style:style style:name="T29" style:family="text">
      <style:text-properties style:font-name="Times New Roman" fo:font-size="14pt" fo:font-weight="normal" officeooo:rsid="002776c4" style:font-size-asian="14pt" style:font-weight-asian="normal" style:font-size-complex="14pt" style:font-weight-complex="normal"/>
    </style:style>
    <style:style style:name="T30" style:family="text">
      <style:text-properties style:font-name="Times New Roman" fo:font-size="14pt" fo:font-weight="bold" style:font-size-asian="14pt" style:font-weight-asian="bold" style:font-size-complex="14pt" style:font-weight-complex="bold"/>
    </style:style>
    <style:style style:name="T31" style:family="text">
      <style:text-properties officeooo:rsid="000eef82"/>
    </style:style>
    <style:style style:name="T32" style:family="text">
      <style:text-properties officeooo:rsid="0012b05e"/>
    </style:style>
    <style:style style:name="T33" style:family="text">
      <style:text-properties officeooo:rsid="00223e84"/>
    </style:style>
    <style:style style:name="T34" style:family="text">
      <style:text-properties officeooo:rsid="0022687a"/>
    </style:style>
    <style:style style:name="T35" style:family="text">
      <style:text-properties officeooo:rsid="0025bdd8"/>
    </style:style>
    <style:style style:name="T36" style:family="text">
      <style:text-properties officeooo:rsid="002c26c3"/>
    </style:style>
    <style:style style:name="T37" style:family="text">
      <style:text-properties officeooo:rsid="002e0acd"/>
    </style:style>
    <style:style style:name="T38" style:family="text">
      <style:text-properties officeooo:rsid="00187b06"/>
    </style:style>
    <style:style style:name="T39" style:family="text">
      <style:text-properties officeooo:rsid="0031e3ca"/>
    </style:style>
    <style:style style:name="T40" style:family="text">
      <style:text-properties officeooo:rsid="0031eaed"/>
    </style:style>
    <style:style style:name="T41" style:family="text">
      <style:text-properties officeooo:rsid="00337a52"/>
    </style:style>
    <style:style style:name="T42" style:family="text">
      <style:text-properties officeooo:rsid="0035db8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Отчет по Проектно-технологической практике (тестированию, отладке и профилированию ПО)</text:p>
      <text:p text:style-name="P7">Задание №3</text:p>
      <text:p text:style-name="P7">Отладка</text:p>
      <text:p text:style-name="P7"/>
      <text:p text:style-name="P56"><text:span text:style-name="T31">Задание </text:span>№1</text:p>
      <text:p text:style-name="P3"/>
      <text:p text:style-name="P4"><text:tab/><text:span text:style-name="T8">Найдем ошибки, допущенные в программе номер 1 </text:span><text:span text:style-name="T9">при помощи отладчика </text:span><text:span text:style-name="T32">gdb</text:span><text:span text:style-name="T8">. </text:span><text:span text:style-name="T9">Программа должна находить факториал числа. При первоначальном запуске видно, что программа работает неверно. Поставим при помощи команды </text:span><text:span text:style-name="T32">break</text:span><text:span text:style-name="T9"> точку остановы на цикл в котором перемножаются числа, тем самым мы сможем отслеживать процесс получения факториала. Число изначально уменьшается на 1, что уже является ошибкой при нахождении факториала, а так же нет условия, которое вовремя останавливает цикл, не давая перемножать число на 0.</text:span></text:p>
      <text:p text:style-name="P36"/>
      <text:p text:style-name="P13"><text:span text:style-name="T32">К</text:span>од программы с ошибкой</text:p>
      <text:p text:style-name="P23">#include &lt;stdio.h&gt;</text:p>
      <text:p text:style-name="P23"/>
      <text:p text:style-name="P23">long long unsigned factorial(unsigned n);</text:p>
      <text:p text:style-name="P23"/>
      <text:p text:style-name="P23">int main(void)</text:p>
      <text:p text:style-name="P23">{</text:p>
      <text:p text:style-name="P23"><text:s text:c="4"/>unsigned n;</text:p>
      <text:p text:style-name="P23"><text:s text:c="4"/>long long unsigned result;</text:p>
      <text:p text:style-name="P23"><text:s text:c="4"/>printf("Input n: ");</text:p>
      <text:p text:style-name="P23"><text:s text:c="4"/>if (scanf("%u", &amp;n) != 1)</text:p>
      <text:p text:style-name="P23"><text:s text:c="4"/>{</text:p>
      <text:p text:style-name="P23"><text:s text:c="8"/>printf("Input error");</text:p>
      <text:p text:style-name="P23"><text:s text:c="8"/>return 1;</text:p>
      <text:p text:style-name="P23"><text:s text:c="4"/>}</text:p>
      <text:p text:style-name="P23"><text:s text:c="4"/>result = factorial(n);</text:p>
      <text:p text:style-name="P23"><text:s text:c="4"/>printf("factorial(%u) = %llu\n", n, result);</text:p>
      <text:p text:style-name="P23"><text:s text:c="4"/>return 0;</text:p>
      <text:p text:style-name="P23">}</text:p>
      <text:p text:style-name="P23">long long unsigned factorial(unsigned n)</text:p>
      <text:p text:style-name="P23">{</text:p>
      <text:p text:style-name="P23"><text:s text:c="4"/>long long unsigned result = 1;</text:p>
      <text:p text:style-name="P23"><text:s text:c="4"/>while (n--)</text:p>
      <text:p text:style-name="P23"><text:s text:c="8"/>result *= n;</text:p>
      <text:p text:style-name="P23"><text:s text:c="4"/>return result;</text:p>
      <text:p text:style-name="P23">}</text:p>
      <text:p text:style-name="P36"/>
      <text:p text:style-name="P3"/>
      <text:p text:style-name="P3"/>
      <text:p text:style-name="P3"><text:soft-page-break/></text:p>
      <text:p text:style-name="P14">Исправленый код программы</text:p>
      <text:p text:style-name="P22">#include &lt;stdio.h&gt;</text:p>
      <text:p text:style-name="P22"/>
      <text:p text:style-name="P22">long long unsigned factorial(unsigned n);</text:p>
      <text:p text:style-name="P22"/>
      <text:p text:style-name="P22">int main(void)</text:p>
      <text:p text:style-name="P22">{</text:p>
      <text:p text:style-name="P22"><text:s text:c="4"/>unsigned n;</text:p>
      <text:p text:style-name="P22"><text:s text:c="4"/>long long unsigned result;</text:p>
      <text:p text:style-name="P22"><text:s text:c="4"/>printf("Input n: ");</text:p>
      <text:p text:style-name="P22"><text:s text:c="4"/>if (scanf("%u", &amp;n) != 1)</text:p>
      <text:p text:style-name="P22"><text:s text:c="4"/>{</text:p>
      <text:p text:style-name="P22"><text:s text:c="8"/>printf("Input error");</text:p>
      <text:p text:style-name="P22"><text:s text:c="8"/>return 1;</text:p>
      <text:p text:style-name="P22"><text:s text:c="4"/>}</text:p>
      <text:p text:style-name="P22"><text:s text:c="4"/>result = factorial(n);</text:p>
      <text:p text:style-name="P22"><text:s text:c="4"/>printf("factorial(%u) = %llu\n", n, result);</text:p>
      <text:p text:style-name="P22"><text:s text:c="4"/>return 0;</text:p>
      <text:p text:style-name="P22">}</text:p>
      <text:p text:style-name="P22">long long unsigned factorial(unsigned n)</text:p>
      <text:p text:style-name="P22">{</text:p>
      <text:p text:style-name="P22"><text:s text:c="4"/>long long unsigned result = 1;</text:p>
      <text:p text:style-name="P22"><text:s text:c="4"/>while (n != 0)</text:p>
      <text:p text:style-name="P22"><text:s text:c="4"/>{</text:p>
      <text:p text:style-name="P22"><text:s text:c="8"/>result *= n;</text:p>
      <text:p text:style-name="P22"><text:s text:c="8"/>n--;</text:p>
      <text:p text:style-name="P22"><text:s text:c="4"/>}</text:p>
      <text:p text:style-name="P22"><text:s text:c="4"/>return result;</text:p>
      <text:p text:style-name="P2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text:span text:style-name="T8">Найдем ошибки, допущенные в программе номер </text:span><text:span text:style-name="T10">2, </text:span><text:span text:style-name="T11">Программа направлена на поиск среднего и максимального значения массива. Программа получает на вход 5 чисел, которые должна записывать в массив. Поставим точку остановы </text:span><text:span text:style-name="T12">при помощи команды </text:span><text:span text:style-name="T38">break</text:span><text:span text:style-name="T12"> на цикл</text:span><text:span text:style-name="T11">, который отвечает за запись чисел в массив. Запусти</text:span><text:span text:style-name="T12">м</text:span><text:span text:style-name="T11"> программу </text:span><text:span text:style-name="T12">и при помощи команды step будем проверять работу программы построчно. М</text:span><text:span text:style-name="T11">ожно заметить, что все числа помещаются на позицию второго элемента, что является ошибкой. Исправим эту ошибку, заменив индекс “1” на переменную цикла. После этого следует цикл для вывода элементов, из вывода можно понять, что в цикле неверно указан элемент, с которого нужно начать вывод, исправим эту ошибку. Сохраним изменения, проверим исправленые блоки кода. Все работает корректно, можно проверять дальше. Далее, в программе следует </text:span><text:span text:style-name="T12">вызов функции для поиска среднего. Поставим точку остановы на цикл и при помощи команды </text:span><text:span text:style-name="T38">step</text:span><text:span text:style-name="T12"> будем проверять работу построчно. Запустив прорамму, можно понять, что в цикл, программа не заходит, тк неверно указано условие для переменной. </text:span><text:span text:style-name="T14">Исправим ошибку</text:span><text:span text:style-name="T12"> и проверим изменения. Все работает верно, можно идти дальше. После функции нахождения среднего вызывается функция для нахождения максимального элемента, поставим точку остановы аналогично прошлой функции. </text:span><text:span text:style-name="T14">М</text:span><text:span text:style-name="T12">ожно заметить, что в цикле неверно указан индекс, с которого нужно начинать проверку, а так же допущена ошибка в условии нахождения максимального. Исправив и сохранив изменения программа стала работать верно.</text:span></text:p>
      <text:p text:style-name="P37"/>
      <text:p text:style-name="P15">Код программы с ошибкой</text:p>
      <text:p text:style-name="P38">#include &lt;stdio.h&gt;</text:p>
      <text:p text:style-name="P38">#define N 5</text:p>
      <text:p text:style-name="P38">double get_average(const int a[], size_t n);</text:p>
      <text:p text:style-name="P38">int get_max(const int *a, size_t n);</text:p>
      <text:p text:style-name="P38">int main()</text:p>
      <text:p text:style-name="P38">{</text:p>
      <text:p text:style-name="P38"><text:s text:c="4"/>int arr[N];</text:p>
      <text:p text:style-name="P38"><text:s text:c="4"/>size_t i;</text:p>
      <text:p text:style-name="P38"><text:s text:c="4"/>printf("Enter %d numbers:\n", N);</text:p>
      <text:p text:style-name="P38"><text:s text:c="4"/>for (i = 0; i &lt; N; i++)</text:p>
      <text:p text:style-name="P38"><text:s text:c="4"/>{</text:p>
      <text:p text:style-name="P38"><text:s text:c="8"/>printf("Enter the next number: ");</text:p>
      <text:p text:style-name="P38"><text:s text:c="8"/>if (scanf("%d", &amp;arr[1]) != 1)</text:p>
      <text:p text:style-name="P38"><text:s text:c="8"/>{</text:p>
      <text:p text:style-name="P38"><text:s text:c="12"/>printf("Input error");</text:p>
      <text:p text:style-name="P38"><text:s text:c="12"/>return 1;</text:p>
      <text:p text:style-name="P38"><text:s text:c="8"/>}</text:p>
      <text:p text:style-name="P38"><text:s text:c="4"/>}</text:p>
      <text:p text:style-name="P38"><text:s text:c="4"/>for (i = 1; i &lt; N; i++)</text:p>
      <text:p text:style-name="P38"><text:s text:c="8"/>printf("Value [%zu] is %d\n", i, arr[i]);</text:p>
      <text:p text:style-name="P38"><text:s text:c="4"/>printf("The average is %g\n", get_average(arr, N));</text:p>
      <text:p text:style-name="P38"><text:soft-page-break/><text:s text:c="4"/>printf("The max is %d\n", get_max(arr, N));</text:p>
      <text:p text:style-name="P38"><text:s text:c="4"/>return 0;</text:p>
      <text:p text:style-name="P38"><text:s text:c="4"/>}</text:p>
      <text:p text:style-name="P38">double get_average(const int a[], size_t n)</text:p>
      <text:p text:style-name="P38">{</text:p>
      <text:p text:style-name="P38"><text:s text:c="4"/>double temp = 0.0;</text:p>
      <text:p text:style-name="P38"><text:s text:c="4"/>for (size_t i = 0; i &gt; n; i++)</text:p>
      <text:p text:style-name="P38"><text:s text:c="8"/>temp += a[i];</text:p>
      <text:p text:style-name="P38"><text:s text:c="4"/>temp /= n;</text:p>
      <text:p text:style-name="P38"><text:s text:c="4"/>return temp;</text:p>
      <text:p text:style-name="P38">}</text:p>
      <text:p text:style-name="P38">int get_max(const int *a, size_t n)</text:p>
      <text:p text:style-name="P38">{</text:p>
      <text:p text:style-name="P38"><text:s text:c="4"/>int max = a[0];</text:p>
      <text:p text:style-name="P38"><text:s text:c="4"/>for (size_t i = 1; i &lt; n; i++)</text:p>
      <text:p text:style-name="P38"><text:s text:c="8"/>if (max &gt; a[i])</text:p>
      <text:p text:style-name="P38"><text:s text:c="12"/>max = a[i];</text:p>
      <text:p text:style-name="P38"><text:s text:c="4"/>return max;</text:p>
      <text:p text:style-name="P38">}</text:p>
      <text:p text:style-name="P4"/>
      <text:p text:style-name="P16"><text:s/>Исправленный код программы</text:p>
      <text:p text:style-name="P29">#include &lt;stdio.h&gt;</text:p>
      <text:p text:style-name="P29">#define N 5</text:p>
      <text:p text:style-name="P29">double get_average(const int a[], size_t n);</text:p>
      <text:p text:style-name="P29">int get_max(const int *a, size_t n);</text:p>
      <text:p text:style-name="P29">int main()</text:p>
      <text:p text:style-name="P29">{</text:p>
      <text:p text:style-name="P29"><text:s text:c="4"/>int arr[N];</text:p>
      <text:p text:style-name="P29"><text:s text:c="4"/>size_t i;</text:p>
      <text:p text:style-name="P29"><text:s text:c="4"/>printf("Enter %d numbers:\n", N);</text:p>
      <text:p text:style-name="P29"><text:s text:c="4"/>for (i = 0; i &lt; N; i++)</text:p>
      <text:p text:style-name="P29"><text:s text:c="4"/>{</text:p>
      <text:p text:style-name="P29"><text:s text:c="8"/>printf("Enter the next number: ");</text:p>
      <text:p text:style-name="P29"><text:s text:c="8"/>if (scanf("%d", &amp;arr[i]) != 1)</text:p>
      <text:p text:style-name="P29"><text:s text:c="8"/>{</text:p>
      <text:p text:style-name="P29"><text:s text:c="12"/>printf("Input error");</text:p>
      <text:p text:style-name="P29"><text:s text:c="12"/>return 1;</text:p>
      <text:p text:style-name="P29"><text:s text:c="8"/>}</text:p>
      <text:p text:style-name="P29"><text:s text:c="4"/>}</text:p>
      <text:p text:style-name="P29"><text:s text:c="4"/>for (i = 0; i &lt; N; i++)</text:p>
      <text:p text:style-name="P29"><text:s text:c="8"/>printf("Value [%zu] is %d\n", i, arr[i]);</text:p>
      <text:p text:style-name="P29"><text:s text:c="4"/>printf("The average is %g\n", get_average(arr, N));</text:p>
      <text:p text:style-name="P29"><text:s text:c="4"/>printf("The max is %d\n", get_max(arr, N));</text:p>
      <text:p text:style-name="P29"><text:s text:c="4"/>return 0;</text:p>
      <text:p text:style-name="P29"><text:soft-page-break/><text:s text:c="4"/>}</text:p>
      <text:p text:style-name="P29">double get_average(const int a[], size_t n)</text:p>
      <text:p text:style-name="P29">{</text:p>
      <text:p text:style-name="P29"><text:s text:c="4"/>double temp = 0.0;</text:p>
      <text:p text:style-name="P29"><text:s text:c="4"/>for (size_t i = 0; i &lt; n; i++)</text:p>
      <text:p text:style-name="P29"><text:s text:c="8"/>temp += a[i];</text:p>
      <text:p text:style-name="P29"><text:s text:c="4"/>temp /= n;</text:p>
      <text:p text:style-name="P29"><text:s text:c="4"/>return temp;</text:p>
      <text:p text:style-name="P29">}</text:p>
      <text:p text:style-name="P29">int get_max(const int *a, size_t n)</text:p>
      <text:p text:style-name="P29">{</text:p>
      <text:p text:style-name="P29"><text:s text:c="4"/>int max = a[0];</text:p>
      <text:p text:style-name="P29"><text:s text:c="4"/>for (size_t i = 0; i &lt; n; i++)</text:p>
      <text:p text:style-name="P29"><text:s text:c="8"/>if (max &lt; a[i])</text:p>
      <text:p text:style-name="P29"><text:s text:c="12"/>max = a[i];</text:p>
      <text:p text:style-name="P29"><text:s text:c="4"/>return max;</text:p>
      <text:p text:style-name="P29">}</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oft-page-break/>Вопросы</text:p>
      <text:p text:style-name="P1"/>
      <text:list xml:id="list2943004643" text:style-name="L1">
        <text:list-item>
          <text:p text:style-name="P54">С какими ключами нужно скомпилировать программу, чтобы можно было пользоваться отладчиком gdb? Что произойдёт, если собрать программу без этого ключа и загрузить её в gdb?</text:p>
          <text:p text:style-name="P54"/>
          <text:p text:style-name="P39">Для того чтобы пользоваться отладчиком, необходимо скомпилировать программу с ключом <text:span text:style-name="T1">-g</text:span>. <text:span text:style-name="T15">Если собрать программу без этого ключа, то отладчик не будет видеть имена переменных, функций, а так же не будут работать некоторые функции.</text:span></text:p>
          <text:p text:style-name="P39"/>
        </text:list-item>
        <text:list-item>
          <text:p text:style-name="P54">Как запустить программу под отладчиком? Как досрочно завершить её работу (предположим, что Вы остановили выполнение программы на точке останова и дальше выполнять программу не нужно)?</text:p>
          <text:p text:style-name="P54"/>
          <text:p text:style-name="P57"><text:span text:style-name="T6">Для того чтобы запустить программу под откладчиком, необходимо сначала собрать ее с определенным ключом, а потом воспользоваться </text:span><text:span text:style-name="T7">командой </text:span><text:span text:style-name="T16">gdb [имя файла]</text:span><text:span text:style-name="T7">.</text:span></text:p>
          <text:p text:style-name="P40"/>
          <text:p text:style-name="P42">gcc -std=c99 -Wall -Werror -g -o app.exe main.c</text:p>
          <text:p text:style-name="P41">gdb app.exe</text:p>
        </text:list-item>
      </text:list>
      <text:p text:style-name="P2"><text:tab/> </text:p>
      <text:p text:style-name="P24">Для завершения работы отладчика досрочно необходимо воспользоваться командой <text:span text:style-name="T1">q</text:span> или <text:span text:style-name="T1">quit </text:span>и в дальнейше<text:span text:style-name="T39">м</text:span> со<text:span text:style-name="T39">г</text:span>ласиться на завершение работы программы при помощи команды <text:span text:style-name="T1">y</text:span>.</text:p>
      <text:p text:style-name="P25"/>
      <text:list xml:id="list203206578051247" text:continue-numbering="true" text:style-name="L1">
        <text:list-item>
          <text:p text:style-name="P58">Выполнение Вашей программы было остановлено на какой-то из точек останова. Как посмотреть в каком месте Вашей программы Вы остановились?</text:p>
          <text:p text:style-name="P58"/>
          <text:p text:style-name="P49">Информаци<text:span text:style-name="T40">ю</text:span> о том, где остановился отладчик можно увидеть в командной строке. Там будет указан номер строки и имя функции в которой он находится.</text:p>
        </text:list-item>
      </text:list>
      <text:p text:style-name="P26"/>
      <text:p text:style-name="P26"/>
      <text:list xml:id="list203204984112428" text:continue-numbering="true" text:style-name="L1">
        <text:list-item>
          <text:p text:style-name="P59">С помощью какой команды можно посмотреть значение переменной? Изменить значение переменной?</text:p>
          <text:p text:style-name="P59"/>
          <text:p text:style-name="P43">Посмотреть значение переменной можно при помщи команды <text:span text:style-name="T1">print [имя переменной]</text:span>. <text:span text:style-name="T17">А для того чтобы задать значение переменной необходимо воспользоваться командой</text:span><text:span text:style-name="T2"> set </text:span><text:span text:style-name="T3">[имя переменной] = [значение]</text:span><text:span text:style-name="T18">.</text:span></text:p>
        </text:list-item>
      </text:list>
      <text:p text:style-name="P60"/>
      <text:p text:style-name="P60"/>
      <text:p text:style-name="P60"/>
      <text:p text:style-name="P60"><text:soft-page-break/></text:p>
      <text:list xml:id="list203205284314195" text:continue-numbering="true" text:style-name="L1">
        <text:list-item>
          <text:p text:style-name="P59">С помощью каких команд можно выполнить программу в пошаговом режиме? Чем отличаются эти команды друг от друга?</text:p>
          <text:p text:style-name="P59"/>
          <text:p text:style-name="P71"><text:span text:style-name="T20">Для пошагового выполнения необходим</text:span><text:span text:style-name="T22">о</text:span><text:span text:style-name="T20"> запустить программу при помощи комнады </text:span><text:span text:style-name="T26">r</text:span><text:span text:style-name="T25">un</text:span><text:span text:style-name="T20">, далее воспользовавашись командой </text:span><text:span text:style-name="T25">finish</text:span><text:span text:style-name="T21">, </text:span><text:span text:style-name="T26">s</text:span><text:span text:style-name="T25">tep</text:span><text:span text:style-name="T20"> или </text:span><text:span text:style-name="T26">n</text:span><text:span text:style-name="T25">ext</text:span><text:span text:style-name="T20">. </text:span><text:span text:style-name="T21">К</text:span><text:span text:style-name="T20">оманда </text:span><text:span text:style-name="T25">step</text:span><text:span text:style-name="T21"> в</text:span><text:span text:style-name="T19">ыполняет текущую строку программы </text:span><text:span text:style-name="T23">и переходит к следующей. Команда </text:span><text:span text:style-name="T25">next</text:span><text:span text:style-name="T23"> похожа </text:span><text:span text:style-name="T24">на </text:span><text:span text:style-name="T27">step</text:span><text:span text:style-name="T24">, однако</text:span><text:span text:style-name="T23"> команда <text:s/></text:span><text:span text:style-name="T25">step</text:span><text:span text:style-name="T23"> заходит в функции, а команда </text:span><text:span text:style-name="T25">next</text:span><text:span text:style-name="T23"> переходит к следущей строке. Команда </text:span><text:span text:style-name="T25">finish</text:span><text:span text:style-name="T23"> выполняет команду </text:span><text:span text:style-name="T25">next</text:span><text:span text:style-name="T23"> без остановок, пока не дойдет до конца текущей функции. </text:span></text:p>
          <text:p text:style-name="P70"/>
        </text:list-item>
        <text:list-item>
          <text:p text:style-name="P59">Выполнение Вашей программы было остановлено на какой-то из точек останова. Как понять, какая последовательность вызовов функций привела Вас сюда?</text:p>
        </text:list-item>
      </text:list>
      <text:p text:style-name="P6"/>
      <text:p text:style-name="P6"><text:tab/><text:span text:style-name="T13">Посмотреть последовательность вызова функций можно при помощи <text:tab/>команды <text:s/></text:span><text:span text:style-name="T33">bt.</text:span></text:p>
      <text:p text:style-name="P6"/>
      <text:list xml:id="list203204901902524" text:continue-numbering="true" text:style-name="L1">
        <text:list-item>
          <text:p text:style-name="P61">Как можно установить точку останова в программе?</text:p>
          <text:p text:style-name="P61"/>
          <text:p text:style-name="P44">Точку остановы на строку можно установить при помощи команды <text:span text:style-name="T1">break [номер строки].</text:span></text:p>
        </text:list-item>
      </text:list>
      <text:p text:style-name="P62"/>
      <text:list xml:id="list203206391895619" text:continue-numbering="true" text:style-name="L1">
        <text:list-item>
          <text:p text:style-name="P63">Какая точка останова считается временной?</text:p>
          <text:p text:style-name="P63"/>
          <text:p text:style-name="P50">Точка остановы является временной, если после ее прохождения она перестает быть точкой остановы. Создать временную точку остановы можно при помощи команды <text:span text:style-name="T1">tbreak</text:span>.</text:p>
          <text:p text:style-name="P63"/>
        </text:list-item>
        <text:list-item>
          <text:p text:style-name="P64">Как временно выключить/включить точку останова или пропустить некоторое количество срабатываний?</text:p>
          <text:p text:style-name="P64"/>
          <text:p text:style-name="P51">Для временного отключения точки остановы необходимо ввести команду <text:span text:style-name="T1">ignore [номер строки] [количество итераций, которое </text:span><text:span text:style-name="T4">точка</text:span><text:span text:style-name="T1"> не будет срабатывать]</text:span></text:p>
        </text:list-item>
      </text:list>
      <text:p text:style-name="P9"/>
      <text:list xml:id="list203205413972916" text:continue-numbering="true" text:style-name="L1">
        <text:list-item>
          <text:p text:style-name="P64"><text:s/>Как задать условие остановки на точке останова?</text:p>
          <text:p text:style-name="P64"/>
          <text:p text:style-name="P51">Чтобы задать условие точки остановы, необходимо к команде <text:span text:style-name="T1">break </text:span>добавить команду <text:span text:style-name="T1">if [условие]</text:span>.</text:p>
        </text:list-item>
      </text:list>
      <text:p text:style-name="P52"/>
      <text:p text:style-name="P52"/>
      <text:p text:style-name="P52"/>
      <text:list xml:id="list203205667271453" text:continue-numbering="true" text:style-name="L1">
        <text:list-header>
          <text:p text:style-name="P64"/>
        </text:list-header>
        <text:list-item>
          <text:p text:style-name="P64"><text:soft-page-break/><text:s/>Чем отличаются точки наблюдения от точек останова?</text:p>
          <text:p text:style-name="P64"/>
          <text:p text:style-name="P45">Точки наблюдения (watchpoints) позволяют отслеживать изменения значения переменной или памяти в определенной точке программы. Когда значение переменной изменяется, программа останавливается и дебаггер уведомляет об этом. Точки останова (breakpoints) используются для приостановки выполнения программы в определенном месте. Когда программа достигает точки останова, она приостанавливается, и дебаггер позволяет проверить состояние программы на этом этапе.Таким образом, основное отличие между точками наблюдения и точками останова в GDB состоит в том, что точки наблюдения используются для отслеживания изменения значений, а точки останова для приостановки выполнения программы.</text:p>
          <text:p text:style-name="P64"/>
        </text:list-item>
        <text:list-item>
          <text:p text:style-name="P64"><text:s/>Приведите пример ситуации, в которой удобно использовать точку наблюдения.</text:p>
          <text:p text:style-name="P64"/>
          <text:p text:style-name="P45">Предположим, у <text:span text:style-name="T31">нас</text:span> есть программа, которая должна сортировать массив чисел. <text:span text:style-name="T31">Мы</text:span> установили точки останова для отслеживания процесса сортировки, но заметили, что на каком-то этапе значение переменной "<text:span text:style-name="T31">temp</text:span>", которое используется для сортировки, неправильно меняется, что приводит к некорректным результатам. В этой ситуации <text:span text:style-name="T40">н</text:span>ам может потребоваться установить точку наблюдения на переменную "<text:span text:style-name="T31">temp</text:span>", чтобы следить за ее изменениями в процессе выполнения программы. </text:p>
          <text:p text:style-name="P45"/>
        </text:list-item>
        <text:list-item>
          <text:p text:style-name="P65"><text:s/>С помощью какой команды можно посмотреть содержимое области памяти?</text:p>
          <text:p text:style-name="P65"/>
          <text:p text:style-name="P46">Для отображения содержимого области памяти используется команда </text:p>
          <text:p text:style-name="P46"><text:span text:style-name="T1">x/</text:span><text:span text:style-name="T4">[размер]</text:span><text:span text:style-name="T1">[формат] </text:span><text:span text:style-name="T4">&amp;</text:span><text:span text:style-name="T1">[</text:span><text:span text:style-name="T4">имя переменной</text:span><text:span text:style-name="T1">]</text:span>. </text:p>
        </text:list-item>
      </text:list>
      <text:p text:style-name="P28"/>
      <text:p text:style-name="P28"/>
      <text:p text:style-name="P28"/>
      <text:p text:style-name="P28"/>
      <text:p text:style-name="P28"/>
      <text:p text:style-name="P28"/>
      <text:p text:style-name="P28"/>
      <text:p text:style-name="P27"/>
      <text:p text:style-name="P27"/>
      <text:p text:style-name="P27"/>
      <text:p text:style-name="P27"/>
      <text:p text:style-name="P27"/>
      <text:p text:style-name="P27"/>
      <text:p text:style-name="P27"/>
      <text:p text:style-name="P27"/>
      <text:p text:style-name="P68"><text:soft-page-break/>Задание №2</text:p>
      <text:p text:style-name="P10"/>
      <text:p text:style-name="P30">Для решения данной задачи напишем прост<text:span text:style-name="T41">ую</text:span> программу, которая будет выводить размер типа переменной.</text:p>
      <text:p text:style-name="P30"/>
      <text:p text:style-name="P31">#include &lt;stdio.h&gt;</text:p>
      <text:p text:style-name="P31">#include &lt;stdint.h&gt;</text:p>
      <text:p text:style-name="P31"/>
      <text:p text:style-name="P31">int main() </text:p>
      <text:p text:style-name="P31">{</text:p>
      <text:p text:style-name="P31"><text:s text:c="4"/>printf("sizeof(char) <text:s/>= %ld\n", sizeof(char));</text:p>
      <text:p text:style-name="P31"><text:s text:c="4"/>printf("sizeof(int) <text:s text:c="2"/>= %ld\n", sizeof(int));</text:p>
      <text:p text:style-name="P31"><text:s text:c="4"/>printf("sizeof(unsigned) <text:s text:c="2"/>= %ld\n", sizeof(unsigned));</text:p>
      <text:p text:style-name="P31"><text:s text:c="4"/>printf("sizeof(short int) = %ld\n", sizeof(short int));</text:p>
      <text:p text:style-name="P31"><text:s text:c="4"/>printf("sizeof(long int) = %ld\n", sizeof(long int));</text:p>
      <text:p text:style-name="P31"><text:s text:c="4"/>printf("sizeof(long long) = %ld\n", sizeof(long long));</text:p>
      <text:p text:style-name="P31"><text:s text:c="4"/>printf("sizeof(int32_t) = %ld\n", sizeof(int32_t));</text:p>
      <text:p text:style-name="P31"><text:s text:c="4"/>printf("sizeof(int64_t) = %ld\n", sizeof(int64_t));</text:p>
      <text:p text:style-name="P31"><text:tab/></text:p>
      <text:p text:style-name="P31">}</text:p>
      <text:p text:style-name="P11"><text:tab/></text:p>
      <text:p text:style-name="P12">Ubuntu 22.04.3 LTS</text:p>
      <text:p text:style-name="P12">gcc (Ubuntu 11.4.0-1ubuntu1~22.04) 11.4.0</text:p>
      <table:table table:name="Table1" table:style-name="Table1">
        <table:table-column table:style-name="Table1.A"/>
        <table:table-column table:style-name="Table1.B"/>
        <table:table-row>
          <table:table-cell table:style-name="Table1.A1" office:value-type="string">
            <text:p text:style-name="P20">Тип</text:p>
          </table:table-cell>
          <table:table-cell table:style-name="Table1.A1" office:value-type="string">
            <text:p text:style-name="P20">Размеры, байты</text:p>
          </table:table-cell>
        </table:table-row>
        <table:table-row>
          <table:table-cell table:style-name="Table1.A1" office:value-type="string">
            <text:p text:style-name="P20">char</text:p>
          </table:table-cell>
          <table:table-cell table:style-name="Table1.A1" office:value-type="string">
            <text:p text:style-name="P32">1</text:p>
          </table:table-cell>
        </table:table-row>
        <table:table-row>
          <table:table-cell table:style-name="Table1.A1" office:value-type="string">
            <text:p text:style-name="P20">int</text:p>
          </table:table-cell>
          <table:table-cell table:style-name="Table1.A1" office:value-type="string">
            <text:p text:style-name="P32">4</text:p>
          </table:table-cell>
        </table:table-row>
        <table:table-row>
          <table:table-cell table:style-name="Table1.A1" office:value-type="string">
            <text:p text:style-name="P20">unsigned</text:p>
          </table:table-cell>
          <table:table-cell table:style-name="Table1.A1" office:value-type="string">
            <text:p text:style-name="P32">4</text:p>
          </table:table-cell>
        </table:table-row>
        <table:table-row>
          <table:table-cell table:style-name="Table1.A1" office:value-type="string">
            <text:p text:style-name="P20">short int</text:p>
          </table:table-cell>
          <table:table-cell table:style-name="Table1.A1" office:value-type="string">
            <text:p text:style-name="P32">2</text:p>
          </table:table-cell>
        </table:table-row>
        <table:table-row>
          <table:table-cell table:style-name="Table1.A1" office:value-type="string">
            <text:p text:style-name="P20">long int</text:p>
          </table:table-cell>
          <table:table-cell table:style-name="Table1.A1" office:value-type="string">
            <text:p text:style-name="P89">8</text:p>
          </table:table-cell>
        </table:table-row>
        <table:table-row>
          <table:table-cell table:style-name="Table1.A1" office:value-type="string">
            <text:p text:style-name="P20">long long</text:p>
          </table:table-cell>
          <table:table-cell table:style-name="Table1.A1" office:value-type="string">
            <text:p text:style-name="P32">8</text:p>
          </table:table-cell>
        </table:table-row>
        <table:table-row>
          <table:table-cell table:style-name="Table1.A1" office:value-type="string">
            <text:p text:style-name="P20">int32_t</text:p>
          </table:table-cell>
          <table:table-cell table:style-name="Table1.A1" office:value-type="string">
            <text:p text:style-name="P32">4</text:p>
          </table:table-cell>
        </table:table-row>
        <table:table-row>
          <table:table-cell table:style-name="Table1.A1" office:value-type="string">
            <text:p text:style-name="P20">int64_t</text:p>
          </table:table-cell>
          <table:table-cell table:style-name="Table1.A1" office:value-type="string">
            <text:p text:style-name="P32">8</text:p>
          </table:table-cell>
        </table:table-row>
      </table:table>
      <text:p text:style-name="P10"/>
      <text:p text:style-name="P10"/>
      <text:p text:style-name="P66">Windows 10 Home Версия 22H2 сборка ОС 19045, 4170</text:p>
      <text:p text:style-name="P12">gcc (Rev3, Built by MSYS2 project) 13.2.0</text:p>
      <table:table table:name="Table2" table:style-name="Table2">
        <table:table-column table:style-name="Table2.A"/>
        <table:table-column table:style-name="Table2.B"/>
        <table:table-row>
          <table:table-cell table:style-name="Table2.A1" office:value-type="string">
            <text:p text:style-name="P21">Тип</text:p>
          </table:table-cell>
          <table:table-cell table:style-name="Table2.A1" office:value-type="string">
            <text:p text:style-name="P21">Размеры, байты</text:p>
          </table:table-cell>
        </table:table-row>
        <table:table-row>
          <table:table-cell table:style-name="Table2.A1" office:value-type="string">
            <text:p text:style-name="P21">char</text:p>
          </table:table-cell>
          <table:table-cell table:style-name="Table2.A1" office:value-type="string">
            <text:p text:style-name="P33">1</text:p>
          </table:table-cell>
        </table:table-row>
        <table:table-row>
          <table:table-cell table:style-name="Table2.A1" office:value-type="string">
            <text:p text:style-name="P21">int</text:p>
          </table:table-cell>
          <table:table-cell table:style-name="Table2.A1" office:value-type="string">
            <text:p text:style-name="P33">4</text:p>
          </table:table-cell>
        </table:table-row>
        <table:table-row>
          <table:table-cell table:style-name="Table2.A1" office:value-type="string">
            <text:p text:style-name="P21">unsigned</text:p>
          </table:table-cell>
          <table:table-cell table:style-name="Table2.A1" office:value-type="string">
            <text:p text:style-name="P33">4</text:p>
          </table:table-cell>
        </table:table-row>
        <table:table-row>
          <table:table-cell table:style-name="Table2.A1" office:value-type="string">
            <text:p text:style-name="P21">short int</text:p>
          </table:table-cell>
          <table:table-cell table:style-name="Table2.A1" office:value-type="string">
            <text:p text:style-name="P33">2</text:p>
          </table:table-cell>
        </table:table-row>
        <table:table-row>
          <table:table-cell table:style-name="Table2.A1" office:value-type="string">
            <text:p text:style-name="P21">long int</text:p>
          </table:table-cell>
          <table:table-cell table:style-name="Table2.A1" office:value-type="string">
            <text:p text:style-name="P34">4</text:p>
          </table:table-cell>
        </table:table-row>
        <table:table-row>
          <table:table-cell table:style-name="Table2.A1" office:value-type="string">
            <text:p text:style-name="P21">long long</text:p>
          </table:table-cell>
          <table:table-cell table:style-name="Table2.A1" office:value-type="string">
            <text:p text:style-name="P33">8</text:p>
          </table:table-cell>
        </table:table-row>
        <table:table-row>
          <table:table-cell table:style-name="Table2.A1" office:value-type="string">
            <text:p text:style-name="P21">int32_t</text:p>
          </table:table-cell>
          <table:table-cell table:style-name="Table2.A1" office:value-type="string">
            <text:p text:style-name="P33">4</text:p>
          </table:table-cell>
        </table:table-row>
        <table:table-row>
          <table:table-cell table:style-name="Table2.A1" office:value-type="string">
            <text:p text:style-name="P21">int64_t</text:p>
          </table:table-cell>
          <table:table-cell table:style-name="Table2.A1" office:value-type="string">
            <text:p text:style-name="P33">8</text:p>
          </table:table-cell>
        </table:table-row>
      </table:table>
      <text:p text:style-name="P17"><text:soft-page-break/></text:p>
      <text:p text:style-name="P18">Задание № 3</text:p>
      <text:p text:style-name="P18"/>
      <table:table table:name="Table3" table:style-name="Table3">
        <table:table-column table:style-name="Table3.A"/>
        <table:table-column table:style-name="Table3.B"/>
        <table:table-row>
          <table:table-cell table:style-name="Table3.A1" office:value-type="string">
            <text:p text:style-name="P19">Описание переменной</text:p>
          </table:table-cell>
          <table:table-cell table:style-name="Table3.A1" office:value-type="string">
            <text:p text:style-name="P19">Представление в памяти</text:p>
          </table:table-cell>
        </table:table-row>
        <table:table-row>
          <table:table-cell table:style-name="Table3.A1" office:value-type="string">
            <text:p text:style-name="P8">char c1 = 'a';</text:p>
          </table:table-cell>
          <table:table-cell table:style-name="Table3.A1" office:value-type="string">
            <text:p text:style-name="P86">0x61</text:p>
          </table:table-cell>
        </table:table-row>
        <table:table-row>
          <table:table-cell table:style-name="Table3.A1" office:value-type="string">
            <text:p text:style-name="P8">char c2 = -100;</text:p>
          </table:table-cell>
          <table:table-cell table:style-name="Table3.A1" office:value-type="string">
            <text:p text:style-name="P86">0x9c</text:p>
          </table:table-cell>
        </table:table-row>
        <table:table-row>
          <table:table-cell table:style-name="Table3.A1" office:value-type="string">
            <text:p text:style-name="P8">char c3 = 5;</text:p>
          </table:table-cell>
          <table:table-cell table:style-name="Table3.A1" office:value-type="string">
            <text:p text:style-name="P86">0x05</text:p>
          </table:table-cell>
        </table:table-row>
        <table:table-row>
          <table:table-cell table:style-name="Table3.A1" office:value-type="string">
            <text:p text:style-name="P8">int i1 = 19;</text:p>
          </table:table-cell>
          <table:table-cell table:style-name="Table3.A1" office:value-type="string">
            <text:p text:style-name="P86">0x13 0x00 0x00 0x00</text:p>
          </table:table-cell>
        </table:table-row>
        <table:table-row>
          <table:table-cell table:style-name="Table3.A1" office:value-type="string">
            <text:p text:style-name="P8">int i2 = -11;</text:p>
          </table:table-cell>
          <table:table-cell table:style-name="Table3.A1" office:value-type="string">
            <text:p text:style-name="P87">0x<text:span text:style-name="T35">f5 </text:span>0x<text:span text:style-name="T35">ff </text:span>0x<text:span text:style-name="T35">ff </text:span>0x<text:span text:style-name="T35">ff</text:span></text:p>
          </table:table-cell>
        </table:table-row>
        <table:table-row>
          <table:table-cell table:style-name="Table3.A7" office:value-type="string">
            <text:p text:style-name="P8">unsigned u1 = 42;</text:p>
          </table:table-cell>
          <table:table-cell table:style-name="Table3.A7" office:value-type="string">
            <text:p text:style-name="P88">0x2a 0x00 0x00 0x00</text:p>
          </table:table-cell>
        </table:table-row>
        <table:table-row>
          <table:table-cell table:style-name="Table3.A1" office:value-type="string">
            <text:p text:style-name="P90">unsigned u<text:span text:style-name="T35">2</text:span> = -<text:span text:style-name="T35">104</text:span>;</text:p>
          </table:table-cell>
          <table:table-cell table:style-name="Table3.A1" office:value-type="string">
            <text:p text:style-name="P88">0x98 0xff 0xff 0xff</text:p>
          </table:table-cell>
        </table:table-row>
        <table:table-row>
          <table:table-cell table:style-name="Table3.A1" office:value-type="string">
            <text:p text:style-name="P8">long long l1 = 1336357<text:span text:style-name="T34">643</text:span>;</text:p>
          </table:table-cell>
          <table:table-cell table:style-name="Table3.A1" office:value-type="string">
            <text:p text:style-name="P88">0x0b 0x33 0xa7 0x4f 0x00 0x00 0x00 0x00</text:p>
          </table:table-cell>
        </table:table-row>
        <table:table-row>
          <table:table-cell table:style-name="Table3.A1" office:value-type="string">
            <text:p text:style-name="P8">long long l2 = -5484588;</text:p>
          </table:table-cell>
          <table:table-cell table:style-name="Table3.A1" office:value-type="string">
            <text:p text:style-name="P88">0xd4 0x4f 0xac 0xff 0xff 0xff 0xff 0xff</text:p>
          </table:table-cell>
        </table:table-row>
      </table:table>
      <text:p text:style-name="P18"/>
      <text:list xml:id="list255131332" text:style-name="L2">
        <text:list-item>
          <text:p text:style-name="P82"><text:span text:style-name="T29">Каждый блок представляет из себя 1 байт. </text:span></text:p>
        </text:list-item>
        <text:list-item>
          <text:p text:style-name="P83"><text:span text:style-name="T30">0x –</text:span><text:span text:style-name="T28"> показывает, что это представление в 16сс.</text:span></text:p>
        </text:list-item>
        <text:list-item>
          <text:p text:style-name="P83"><text:span text:style-name="T28">Последующие символы отвечают за адрес, каждый символ раен 4 битам.</text:span></text:p>
        </text:list-item>
        <text:list-item>
          <text:p text:style-name="P83"><text:span text:style-name="T28">Положительные числа просто переводятся в 16сс.</text:span></text:p>
        </text:list-item>
        <text:list-item>
          <text:p text:style-name="P83"><text:span text:style-name="T28">Отридцательные числа переводятся в 2сс, 1 меняется на 0, а 0 на 1. Потом дописывается 1, показывающая, что число отридцательное. Полученное число переводится в 16сс.</text:span></text:p>
        </text:list-item>
      </text:list>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pan text:style-name="T28"/></text:p>
      <text:p text:style-name="P84"><text:soft-page-break/><text:span text:style-name="T28"/></text:p>
      <text:p text:style-name="P85"><text:span text:style-name="T19">Задание 4</text:span></text:p>
      <text:p text:style-name="P85"/>
      <text:p text:style-name="P72">Для выполнения этого задания создадим целочисленный массив из 10 элементов. Для того чтобы посчитать размер этого массива, необходимо перемножить количество элементов на размер одного <text:span text:style-name="T42">элемента</text:span>. (4 * 10 = 40 байт)</text:p>
      <text:p text:style-name="P72"/>
      <text:p text:style-name="P74">Воспользуемся командой x/40xb &amp;[имя массива]</text:p>
      <text:p text:style-name="P72"/>
      <text:p text:style-name="P73">0x7fffffffde30:<text:tab/>0x00<text:tab/>0x00<text:tab/>0x00<text:tab/>0x00<text:tab/>0x01<text:tab/>0x00<text:tab/>0x00<text:tab/>0x00</text:p>
      <text:p text:style-name="P73">0x7fffffffde38:<text:tab/>0x02<text:tab/>0x00<text:tab/>0x00<text:tab/>0x00<text:tab/>0x03<text:tab/>0x00<text:tab/>0x00<text:tab/>0x00</text:p>
      <text:p text:style-name="P73">0x7fffffffde40:<text:tab/>0x04<text:tab/>0x00<text:tab/>0x00<text:tab/>0x00<text:tab/>0x05<text:tab/>0x00<text:tab/>0x00<text:tab/>0x00</text:p>
      <text:p text:style-name="P73">0x7fffffffde48:<text:tab/>0x06<text:tab/>0x00<text:tab/>0x00<text:tab/>0x00<text:tab/>0x07<text:tab/>0x00<text:tab/>0x00<text:tab/>0x00</text:p>
      <text:p text:style-name="P73">0x7fffffffde50:<text:tab/>0x08<text:tab/>0x00<text:tab/>0x00<text:tab/>0x00<text:tab/>0x09<text:tab/>0x00<text:tab/>0x00<text:tab/>0x00</text:p>
      <text:p text:style-name="P72"/>
      <text:p text:style-name="P74">В каждой строке по 8 элементов, значит по 8 байт(2 элемента). Значит 4 блока в строке хранят в себе 1 элемент массива. </text:p>
      <text:p text:style-name="P74"/>
      <text:p text:style-name="P74">Для того чтобы продемонстрировать особенности сложения указателя и числа на примере массива, создадим переменную, которая будет <text:span text:style-name="T36">хранить </text:span>адрес начального элемента массива,<text:span text:style-name="T37"> посмотрим ее адрес и значение до и после сложения </text:span><text:span text:style-name="T42">с числом 4</text:span><text:span text:style-name="T37">.</text:span></text:p>
      <text:p text:style-name="P74"/>
      <text:p text:style-name="P81">Код программы</text:p>
      <text:p text:style-name="P75">#include &lt;stdio.h&gt;</text:p>
      <text:p text:style-name="P75"/>
      <text:p text:style-name="P75">#define N 10</text:p>
      <text:p text:style-name="P75"/>
      <text:p text:style-name="P75">int main() </text:p>
      <text:p text:style-name="P75">{</text:p>
      <text:p text:style-name="P75"><text:s text:c="4"/>int arr[N];</text:p>
      <text:p text:style-name="P75"><text:s text:c="4"/>for (int i = 0; i &lt; N; i++)</text:p>
      <text:p text:style-name="P75"><text:s text:c="8"/>arr[i] = i;</text:p>
      <text:p text:style-name="P75"><text:s text:c="4"/>int *pa = arr;</text:p>
      <text:p text:style-name="P75"><text:s text:c="4"/>pa += 4;</text:p>
      <text:p text:style-name="P75">}</text:p>
      <text:p text:style-name="P76"/>
      <text:p text:style-name="P76"/>
      <text:p text:style-name="P76"/>
      <text:p text:style-name="P76"/>
      <text:p text:style-name="P76"/>
      <text:p text:style-name="P76"/>
      <text:p text:style-name="P76"/>
      <text:p text:style-name="P76"><text:soft-page-break/></text:p>
      <text:p text:style-name="P77">Для проверки значений поставим точки остановы на строку создания указателя и на строку сложения числа с указателем.</text:p>
      <text:p text:style-name="P77"/>
      <text:p text:style-name="P81">До сложения</text:p>
      <text:p text:style-name="P78">(gdb) print pa</text:p>
      <text:p text:style-name="P78">$1 = (int *) 0x10101000000</text:p>
      <text:p text:style-name="P78">(gdb) p *pa</text:p>
      <text:p text:style-name="P78">$2 = 0</text:p>
      <text:p text:style-name="P77"/>
      <text:p text:style-name="P81">После сложения</text:p>
      <text:p text:style-name="P79">(gdb) print pa</text:p>
      <text:p text:style-name="P79">$3 = (int *) 0x7fffffffde30</text:p>
      <text:p text:style-name="P79">(gdb) print *pa</text:p>
      <text:p text:style-name="P79">$5 = 4</text:p>
      <text:p text:style-name="P77"/>
      <text:p text:style-name="P80">Проанализировав работу программы, можно понять, что при сложении указателя с числом, указатель увеличивается на размер типа указателя, умноженного на число, которое прибавлялось. (pa = pa + sizeof([type]) * [n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7T19:32:24.944316072</meta:creation-date>
    <dc:date>2024-03-28T20:32:03.858648522</dc:date>
    <meta:editing-duration>PT56M24S</meta:editing-duration>
    <meta:editing-cycles>11</meta:editing-cycles>
    <meta:generator>LibreOffice/7.3.7.2$Linux_X86_64 LibreOffice_project/30$Build-2</meta:generator>
    <meta:document-statistic meta:table-count="3" meta:image-count="0" meta:object-count="0" meta:page-count="12" meta:paragraph-count="287" meta:word-count="1842" meta:character-count="12509" meta:non-whitespace-character-count="10399"/>
  </office:meta>
</office:document-meta>
</file>